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3pt" officeooo:rsid="0007d6ed" officeooo:paragraph-rsid="0007d6ed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officeooo:rsid="0007d6ed" officeooo:paragraph-rsid="0007d6ed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5pt" style:text-underline-style="solid" style:text-underline-width="auto" style:text-underline-color="font-color" fo:font-weight="bold" officeooo:rsid="0007d6ed" officeooo:paragraph-rsid="0007d6e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5pt" style:text-underline-style="solid" style:text-underline-width="auto" style:text-underline-color="font-color" fo:font-weight="normal" officeooo:rsid="0007d6ed" officeooo:paragraph-rsid="0007d6ed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5pt" style:text-underline-style="none" fo:font-weight="normal" officeooo:rsid="0007d6ed" officeooo:paragraph-rsid="0007d6ed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size="15pt" style:text-underline-style="none" fo:font-weight="normal" officeooo:rsid="0007e3f3" officeooo:paragraph-rsid="0007e3f3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none" fo:font-weight="normal" officeooo:rsid="0007d6ed" officeooo:paragraph-rsid="0007d6ed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none" fo:font-weight="normal" officeooo:rsid="0007d6ed" officeooo:paragraph-rsid="0009a327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none" fo:font-weight="normal" officeooo:rsid="0007e3f3" officeooo:paragraph-rsid="0007d6ed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none" fo:font-weight="normal" officeooo:rsid="0007e3f3" officeooo:paragraph-rsid="0007e3f3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none" fo:font-weight="normal" officeooo:rsid="0007e3f3" officeooo:paragraph-rsid="0009a327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none" fo:font-weight="normal" officeooo:rsid="0008e31f" officeooo:paragraph-rsid="0007e3f3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none" fo:font-weight="normal" officeooo:rsid="0008e31f" officeooo:paragraph-rsid="0008e31f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7d6ed" officeooo:paragraph-rsid="0007d6ed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size="15pt" fo:font-style="normal" style:text-underline-style="solid" style:text-underline-width="auto" style:text-underline-color="font-color" fo:font-weight="normal" officeooo:rsid="0007e3f3" officeooo:paragraph-rsid="0007e3f3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fo:font-size="22pt" officeooo:rsid="0007d6ed" officeooo:paragraph-rsid="0007d6ed" style:font-size-asian="22pt" style:font-size-complex="22pt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ize="22pt" officeooo:rsid="0007d6ed" officeooo:paragraph-rsid="0007d6ed" style:font-size-asian="22pt" style:font-size-complex="22pt"/>
    </style:style>
    <style:style style:name="P19" style:family="paragraph" style:parent-style-name="Standard">
      <style:paragraph-properties fo:text-align="center" style:justify-single-word="false"/>
      <style:text-properties style:use-window-font-color="true" fo:font-size="22pt" fo:font-weight="bold" officeooo:rsid="0007d6ed" officeooo:paragraph-rsid="0007d6ed" style:font-size-asian="22pt" style:font-weight-asian="bold" style:font-size-complex="22pt" style:font-weight-complex="bold"/>
    </style:style>
    <style:style style:name="P20" style:family="paragraph">
      <loext:graphic-properties draw:fill="none" draw:opacity="0%"/>
      <style:text-properties fo:font-size="12pt"/>
    </style:style>
    <style:style style:name="T1" style:family="text">
      <style:text-properties officeooo:rsid="0007e3f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7e3f3" style:font-style-asian="normal" style:font-style-complex="normal"/>
    </style:style>
    <style:style style:name="T5" style:family="text">
      <style:text-properties fo:font-style="normal" officeooo:rsid="0008e31f" style:font-style-asian="normal" style:font-style-complex="normal"/>
    </style:style>
    <style:style style:name="T6" style:family="text">
      <style:text-properties fo:font-style="normal" officeooo:rsid="0009a327" style:font-style-asian="normal" style:font-style-complex="normal"/>
    </style:style>
    <style:style style:name="T7" style:family="text">
      <style:text-properties style:text-position="super 58%" fo:font-style="normal" style:font-style-asian="normal" style:font-style-complex="normal"/>
    </style:style>
    <style:style style:name="T8" style:family="text">
      <style:text-properties style:text-position="super 58%" fo:font-style="normal" officeooo:rsid="0008e31f" style:font-style-asian="normal" style:font-style-complex="normal"/>
    </style:style>
    <style:style style:name="T9" style:family="text">
      <style:text-properties officeooo:rsid="0009a327"/>
    </style:style>
    <style:style style:name="gr1" style:family="graphic">
      <style:graphic-properties svg:stroke-width="0.199cm" svg:stroke-color="#bf0041" draw:marker-start-width="0.651cm" draw:marker-end-width="0.651cm" draw:fill="none" draw:opacity="0%" draw:textarea-horizontal-align="justify" draw:textarea-vertical-align="middle" draw:auto-grow-height="false" fo:min-height="2.427cm" fo:min-width="5.868cm" fo:padding-top="0.099cm" fo:padding-bottom="0.099cm" fo:padding-left="0.099cm" fo:padding-right="0.09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COT </text:p>
      <text:p text:style-name="P2">ANTOINE</text:p>
      <text:p text:style-name="P2"><draw:custom-shape text:anchor-type="paragraph" draw:z-index="0" draw:name="Forme1" draw:style-name="gr1" draw:text-style-name="P20" svg:width="6.067cm" svg:height="2.625cm" svg:x="5.405cm" svg:y="0.28cm"><text:p/><draw:enhanced-geometry svg:viewBox="0 0 21600 21600" draw:type="rectangle" draw:enhanced-path="M 0 0 L 21600 0 21600 21600 0 21600 0 0 Z N"/></draw:custom-shape>SNIR 1</text:p>
      <text:p text:style-name="P2"/>
      <text:p text:style-name="P19">Eval pratique 1</text:p>
      <text:p text:style-name="P17"/>
      <text:p text:style-name="P17"/>
      <text:p text:style-name="P18"/>
      <text:p text:style-name="P4">Avant de coder :</text:p>
      <text:p text:style-name="P4"/>
      <text:p text:style-name="P5">1. <text:s/>Algo1</text:p>
      <text:p text:style-name="P5"/>
      <text:p text:style-name="P6"><text:tab/><text:tab/><text:span text:style-name="T2">Variable</text:span></text:p>
      <text:p text:style-name="P6"><text:span text:style-name="T2"><text:tab/><text:tab/></text:span><text:span text:style-name="T6">val</text:span><text:span text:style-name="T3"> : entier</text:span></text:p>
      <text:p text:style-name="P8"><text:tab/><text:tab/></text:p>
      <text:p text:style-name="P9"><text:tab/><text:tab/><text:span text:style-name="T9">Faire </text:span></text:p>
      <text:p text:style-name="P9"><text:tab/><text:tab/><text:tab/><text:span text:style-name="T9">Ecrire : « Saisissez un chiffre entre 0 et 9 »</text:span></text:p>
      <text:p text:style-name="P9"><text:tab/><text:tab/><text:tab/><text:span text:style-name="T9">Lire : val</text:span></text:p>
      <text:p text:style-name="P9"><text:tab/><text:tab/>Tantque <text:span text:style-name="T9">val</text:span>&lt;0 et <text:span text:style-name="T9">val&gt;9</text:span></text:p>
      <text:p text:style-name="P8"><text:tab/><text:tab/>FinTantque</text:p>
      <text:p text:style-name="P8"/>
      <text:p text:style-name="P15">2. Algo2</text:p>
      <text:p text:style-name="P15"/>
      <text:p text:style-name="P6"><text:span text:style-name="T3"><text:tab/><text:tab/></text:span><text:span text:style-name="T2">Variable</text:span></text:p>
      <text:p text:style-name="P6"><text:span text:style-name="T2"><text:tab/><text:tab/></text:span><text:span text:style-name="T3">lettre: </text:span><text:span text:style-name="T4">caractère</text:span></text:p>
      <text:p text:style-name="P10"/>
      <text:p text:style-name="P12"><text:tab/><text:tab/><text:span text:style-name="T9">Faire </text:span></text:p>
      <text:p text:style-name="P12"><text:tab/><text:tab/><text:tab/><text:span text:style-name="T9">Ecrire : « Saisir oui ou non (o ou n) »</text:span></text:p>
      <text:p text:style-name="P12"><text:tab/><text:tab/><text:tab/><text:span text:style-name="T9">Lire : lettre</text:span></text:p>
      <text:p text:style-name="P12"><text:tab/><text:tab/>Tantque lettre != ‘n’ ou lettre != ‘o’</text:p>
      <text:p text:style-name="P10"><text:tab/><text:tab/>FinTantque</text:p>
      <text:p text:style-name="P1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>3. Algo3</text:p>
      <text:p text:style-name="P16"/>
      <text:p text:style-name="P7"><text:span text:style-name="T3"><text:tab/><text:tab/></text:span><text:span text:style-name="T2">Variables</text:span></text:p>
      <text:p text:style-name="P7"><text:span text:style-name="T2"><text:tab/><text:tab/></text:span><text:span text:style-name="T3">chiffre1 : entier</text:span></text:p>
      <text:p text:style-name="P11"><text:tab/><text:tab/>chiffre2 : entier</text:p>
      <text:p text:style-name="P11"><text:tab/><text:tab/>chiffre3 : entier</text:p>
      <text:p text:style-name="P11"><text:tab/><text:tab/>chiffre4 : entier</text:p>
      <text:p text:style-name="P11"><text:tab/><text:tab/>ok : entier</text:p>
      <text:p text:style-name="P11"><text:tab/><text:tab/></text:p>
      <text:p text:style-name="P7"><text:span text:style-name="T3"><text:tab/><text:tab/>Ecrire : « Saisissez le 1</text:span><text:span text:style-name="T7">er</text:span><text:span text:style-name="T3"> chiffre »</text:span></text:p>
      <text:p text:style-name="P7"><text:span text:style-name="T3"><text:tab/><text:tab/></text:span><text:span text:style-name="T5">Lire : chiffre1</text:span></text:p>
      <text:p text:style-name="P7"><text:span text:style-name="T5"><text:tab/><text:tab/>Ecrire : « Saisissez le 2</text:span><text:span text:style-name="T8">e</text:span><text:span text:style-name="T5"> chiffre »</text:span></text:p>
      <text:p text:style-name="P13"><text:tab/><text:tab/>Lire : chiffre2</text:p>
      <text:p text:style-name="P7"><text:span text:style-name="T5"><text:tab/><text:tab/>Ecrire : « Saisissez le 3</text:span><text:span text:style-name="T8">e</text:span><text:span text:style-name="T5"> chiffre »</text:span></text:p>
      <text:p text:style-name="P13"><text:tab/><text:tab/>Lire : chiffre3</text:p>
      <text:p text:style-name="P7"><text:span text:style-name="T5"><text:tab/><text:tab/>Ecrire : « Saisissez le 4</text:span><text:span text:style-name="T8">e</text:span><text:span text:style-name="T5"> chiffre »</text:span></text:p>
      <text:p text:style-name="P7"><text:span text:style-name="T5"><text:tab/><text:tab/></text:span><text:span text:style-name="T6">Lire : chiffre4</text:span></text:p>
      <text:p text:style-name="P13"/>
      <text:p text:style-name="P13"><text:tab/><text:tab/>Si chiffre1 == 5</text:p>
      <text:p text:style-name="P14"><text:tab/><text:tab/>Alors</text:p>
      <text:p text:style-name="P14"><text:tab/><text:tab/><text:tab/>Si chiffre2 == 8</text:p>
      <text:p text:style-name="P14"><text:tab/><text:tab/><text:tab/>Alors</text:p>
      <text:p text:style-name="P14"><text:tab/><text:tab/><text:tab/><text:tab/>Si chiffre3 == 2</text:p>
      <text:p text:style-name="P14"><text:tab/><text:tab/><text:tab/><text:tab/>Alors</text:p>
      <text:p text:style-name="P14"><text:tab/><text:tab/><text:tab/><text:tab/><text:tab/>Si chiffre4 == 6</text:p>
      <text:p text:style-name="P14"><text:tab/><text:tab/><text:tab/><text:tab/><text:tab/>Alors</text:p>
      <text:p text:style-name="P14"><text:tab/><text:tab/><text:tab/><text:tab/><text:tab/><text:tab/>ok = 1</text:p>
      <text:p text:style-name="P14"><text:tab/><text:tab/><text:tab/><text:tab/><text:tab/>FinSi</text:p>
      <text:p text:style-name="P14"><text:tab/><text:tab/><text:tab/><text:tab/>FinSi</text:p>
      <text:p text:style-name="P14"><text:tab/><text:tab/><text:tab/>FinSi</text:p>
      <text:p text:style-name="P14"><text:tab/><text:tab/>FinSi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7e3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Page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09:08:20.636691411</meta:creation-date>
    <dc:date>2019-10-16T09:46:05.638453230</dc:date>
    <meta:editing-duration>PT21M54S</meta:editing-duration>
    <meta:editing-cycles>3</meta:editing-cycles>
    <meta:generator>LibreOffice/6.2.6.2$Linux_X86_64 LibreOffice_project/20$Build-2</meta:generator>
    <meta:document-statistic meta:table-count="0" meta:image-count="0" meta:object-count="0" meta:page-count="2" meta:paragraph-count="52" meta:word-count="157" meta:character-count="844" meta:non-whitespace-character-count="620"/>
  </office:meta>
</office:document-meta>
</file>